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8000003E51A9DCF8EE54524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495cm" svg:height="13.213cm" svg:x="5.605cm" svg:y="3.3cm">
          <draw:image xlink:href="Pictures/1000020100000528000003E51A9DCF8EE54524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05:08:43.823000000</meta:creation-date>
    <dc:date>2016-10-07T05:10:18.648000000</dc:date>
    <meta:editing-duration>PT1M34S</meta:editing-duration>
    <meta:editing-cycles>1</meta:editing-cycles>
    <meta:document-statistic meta:object-count="1"/>
    <meta:generator>LibreOffice/5.1.5.2$Windows_x86 LibreOffice_project/7a864d8825610a8c07cfc3bc01dd4fce6a9447e5</meta:generator>
  </office:meta>
</office:document-meta>
</file>